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8adb9" officeooo:paragraph-rsid="0008adb9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08adb9" officeooo:paragraph-rsid="0008adb9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lasificación de polaridad en textos con opiniones en español mediante análisis sintáctico de dependencias.</text:p>
      <text:p text:style-name="P2"/>
      <text:p text:style-name="P2"/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8T17:06:44.323566873</meta:creation-date>
    <dc:date>2014-10-28T17:12:18.811390244</dc:date>
    <meta:editing-duration>PT5M35S</meta:editing-duration>
    <meta:editing-cycles>1</meta:editing-cycles>
    <meta:document-statistic meta:table-count="0" meta:image-count="0" meta:object-count="0" meta:page-count="1" meta:paragraph-count="1" meta:word-count="14" meta:character-count="107" meta:non-whitespace-character-count="94"/>
    <meta:generator>LibreOffice/4.3.2.2$Linux_x86 LibreOffice_project/edfb5295ba211bd31ad47d0bad0118690f76407d</meta:generator>
  </office:meta>
</office:document-meta>
</file>